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5.7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125.8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padding="1.01mm"/>
      <style:paragraph-properties fo:text-align="start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06pt solid #cccccc" fo:padding="1.01mm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cccccc" fo:padding="1.01mm"/>
      <style:paragraph-properties fo:text-align="start" fo:margin-left="0mm"/>
      <style:text-properties style:font-name="Liberation Sans"/>
    </style:style>
    <style:style style:name="ce5" style:family="table-cell" style:parent-style-name="Default">
      <style:table-cell-properties fo:padding="1.01mm"/>
      <style:text-properties style:font-name="Liberation Sans"/>
    </style:style>
    <style:style style:name="ce6" style:family="table-cell" style:parent-style-name="Default">
      <style:table-cell-properties fo:border="0.06pt solid #cccccc" fo:padding="1.01mm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="0.06pt solid #cccccc" fo:padding="1.01mm"/>
      <style:text-properties style:font-name="Liberation Sans"/>
    </style:style>
    <style:style style:name="ce8" style:family="table-cell" style:parent-style-name="Default">
      <style:table-cell-properties fo:border="0.06pt solid #cccccc"/>
    </style:style>
    <style:style style:name="ce9" style:family="table-cell" style:parent-style-name="Default" style:data-style-name="N107">
      <style:table-cell-properties fo:border="0.06pt solid #cccccc" fo:padding="1.01mm"/>
      <style:text-properties style:font-name="Liberation Sans"/>
    </style:style>
    <style:style style:name="ce10" style:family="table-cell" style:parent-style-name="Default" style:data-style-name="N107">
      <style:table-cell-properties fo:border="0.06pt solid #cccccc" fo:padding="1.01mm"/>
      <style:text-properties style:font-name="Liberation Sans" fo:font-weight="bold" style:font-weight-asian="bold" style:font-weight-complex="bold"/>
    </style:style>
    <style:style style:name="ce11" style:family="table-cell" style:parent-style-name="Default" style:data-style-name="N107">
      <style:table-cell-properties fo:padding="1.01mm"/>
      <style:text-properties style:font-name="Liberation Sans"/>
    </style:style>
    <style:style style:name="ce12" style:family="table-cell" style:parent-style-name="Default">
      <style:table-cell-properties fo:padding="1.01m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5"/>
        <table:table-column table:style-name="co7" table:number-columns-repeated="2" table:default-cell-style-name="ce13"/>
        <table:table-row table:style-name="ro1">
          <table:table-cell table:style-name="ce1" office:value-type="string" calcext:value-type="string" table:number-columns-spanned="5" table:number-rows-spanned="1">
            <text:p>DIY DMX-Pixel-Tubes</text:p>
          </table:table-cell>
          <table:covered-table-cell table:number-columns-repeated="2"/>
          <table:covered-table-cell table:style-name="ce5"/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table:style-name="ce3" office:value-type="string" calcext:value-type="string">
            <text:p>Menge</text:p>
          </table:table-cell>
          <table:table-cell table:style-name="ce6" office:value-type="string" calcext:value-type="string">
            <text:p>Bezeichnung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Gesamtpreis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Alternative</text:p>
          </table:table-cell>
          <table:table-cell table:style-name="ce12" table:number-columns-repeated="1015"/>
          <table:table-cell table:number-columns-repeated="2"/>
        </table:table-row>
        <table:table-row table:style-name="ro2">
          <table:table-cell table:style-name="ce4" office:value-type="string" calcext:value-type="string">
            <text:p>40m</text:p>
          </table:table-cell>
          <table:table-cell table:style-name="ce7" office:value-type="string" calcext:value-type="string">
            <text:p>Netzkabel</text:p>
          </table:table-cell>
          <table:table-cell table:style-name="ce7" office:value-type="string" calcext:value-type="string">
            <text:p><text:a xlink:href="https://www.ebay.de/itm/H07RN-F-3G1-5-Gummileitung-Stromkabel-Gummischlauchleitung-3x1-5-mm-Meterware/253480694973?hash=item3b04a074bd:m:mOUJKlBp0BOVjEZE1UGUU2w" xlink:type="simple">eBay</text:a></text:p>
          </table:table-cell>
          <table:table-cell table:style-name="ce9" table:formula="of:=42.5+4.9" office:value-type="currency" office:currency="EUR" office:value="47.4" calcext:value-type="currency">
            <text:p>47,40 €</text:p>
          </table:table-cell>
          <table:table-cell table:style-name="ce7" office:value-type="string" calcext:value-type="string">
            <text:p>ca. 2m pro Tube, Rest für Verlängerungskabel. 3x1,5mm², Außen-ø ca. 10mm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10x Zugentlastung</text:p>
          </table:table-cell>
          <table:table-cell table:style-name="ce7" office:value-type="string" calcext:value-type="string">
            <text:p><text:a xlink:href="https://www.ebay.de/itm/1-bis-10x-Knickschutz-Knickschutztulle-Zugentlastung-Kabeleinfuhrung-Tulle/201906926885?hash=item2f02973525:m:mkDt-fksza4yMyLDO-C4eSw" xlink:type="simple">eBay</text:a></text:p>
          </table:table-cell>
          <table:table-cell table:style-name="ce9" table:formula="of:=3*6.9" office:value-type="currency" office:currency="EUR" office:value="20.7" calcext:value-type="currency">
            <text:p>20,70 €</text:p>
          </table:table-cell>
          <table:table-cell table:style-name="ce7" office:value-type="string" calcext:value-type="string">
            <text:p>2 pro Tube, 1 pro Netzteilausgang. Innendurchmesser 9,5mm oder 10,3mm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SP13-3 Stecker Set männlich / weiblich</text:p>
          </table:table-cell>
          <table:table-cell table:style-name="ce7" office:value-type="string" calcext:value-type="string">
            <text:p><text:a xlink:href="https://de.aliexpress.com/item/SP13-Docking-Waterproof-Aviation-connector-IP68-LED-power-Cable-Connector-In-line-cable-connector-auto-electrical/32757350880.html" xlink:type="simple">AliExpress</text:a></text:p>
          </table:table-cell>
          <table:table-cell table:style-name="ce9" office:value-type="currency" office:currency="EUR" office:value="53.69" calcext:value-type="currency">
            <text:p>53,69 €</text:p>
          </table:table-cell>
          <table:table-cell table:style-name="ce7" office:value-type="string" calcext:value-type="string">
            <text:p>1 Set pro Tube, 1 weiblich pro Netzteilausgang, Rest für Verlängerungskabel</text:p>
          </table:table-cell>
          <table:table-cell table:style-name="ce7" office:value-type="string" calcext:value-type="string">
            <text:p><text:a xlink:href="https://www.ebay.de/itm/4Stk-SP13-Series-3Pin-IP68-Wasserdicht-Circular-Kabel-Plug-Socket-Connector-B3/253692558860?hash=item3b11413e0c:g:7sIAAOSwPK1ZW614" xlink:type="simple">eBay</text:a>, 28 Sets für 96€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5er-Set Step-Down-Converter</text:p>
          </table:table-cell>
          <table:table-cell table:style-name="ce7" office:value-type="string" calcext:value-type="string">
            <text:p><text:a xlink:href="https://www.ebay.de/itm/5x-Voltage-Regulator-5-24V-to-5V-3A-Step-Down-Buck-Converter-Power-Module-TE818/272928095767?_trkparms=aid%3D111001%26algo%3DREC.SEED%26ao%3D1%26asc%3D52978%26meid%3D6d1e2bdaf7ff4a5c8d3bbb730a2c5f29%26pid%3D100678%26rk%3D1%26rkt%3D6%26mehot%3Dag%26sd%3D272928095767%26itm%3D272928095767&amp;_trksid=p2481888.c100678.m3607&amp;_trkparms=pageci%3A2d7784ed-821d-11e8-9762-74dbd1801d73%7Cparentrq%3A763fbe081640ab673087450afff14a93%7Ciid%3A1" xlink:type="simple">eBay</text:a></text:p>
          </table:table-cell>
          <table:table-cell table:style-name="ce9" table:formula="of:=6.86*3" office:value-type="currency" office:currency="EUR" office:value="20.58" calcext:value-type="currency">
            <text:p>20,58 €</text:p>
          </table:table-cell>
          <table:table-cell table:style-name="ce7" office:value-type="string" calcext:value-type="string">
            <text:p>1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ESP32 Devboard</text:p>
          </table:table-cell>
          <table:table-cell table:style-name="ce7" office:value-type="string" calcext:value-type="string">
            <text:p><text:a xlink:href="https://www.ebay.de/itm/ESP32-WEMOS-LOLIN32-Lite-V1-0-0-Wifi-Bluetooth-Card-Rev1-MicroPython-4MB-FLASH/232681540145?hash=item362ce68a31:g:Ye4AAOSwUqtalja2" xlink:type="simple">eBay</text:a></text:p>
          </table:table-cell>
          <table:table-cell table:style-name="ce9" table:formula="of:=12*5.05" office:value-type="currency" office:currency="EUR" office:value="60.6" calcext:value-type="currency">
            <text:p>60,60 €</text:p>
          </table:table-cell>
          <table:table-cell table:style-name="ce7" office:value-type="string" calcext:value-type="string">
            <text:p>1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5m WS2812B LED-Strip</text:p>
          </table:table-cell>
          <table:table-cell table:style-name="ce8" office:value-type="string" calcext:value-type="string">
            <text:p><text:a xlink:href="https://de.aliexpress.com/item/WS2812B-5050-RGB-LED-Strip-5M-150-300-Leds-144-30LED-M-Individual-Addressable-5V/32776589396.html?spm=a2g0x.search0104.3.2.316510d3ye0PcH&amp;ws_ab_test=searchweb0_0,searchweb201602_3_10320_10152_10151_10065_10321_10344_10068_10342_10547_10343_10322_10340_10548_10341_10696_10084_10083_10618_10304_10307_10820_10821_10302_10843_10059_100031_10319_10103_524_10624_10623_10622_10621_10620,searchweb201603_12,ppcSwitch_5&amp;algo_expid=ec17bba9-f5ad-4012-a5b8-c5dcb3ce3f5a-0&amp;algo_pvid=ec17bba9-f5ad-4012-a5b8-c5dcb3ce3f5a&amp;priceBeautifyAB=0" xlink:type="simple">AliExpress</text:a></text:p>
          </table:table-cell>
          <table:table-cell table:style-name="ce9" office:value-type="currency" office:currency="EUR" office:value="30.72" calcext:value-type="currency">
            <text:p>30,72 €</text:p>
          </table:table-cell>
          <table:table-cell table:style-name="ce7" office:value-type="string" calcext:value-type="string">
            <text:p>30 LEDs pro Meter bzw. Tube</text:p>
          </table:table-cell>
          <table:table-cell table:style-name="ce7" office:value-type="string" calcext:value-type="string">
            <text:p><text:a xlink:href="https://www.ebay.de/itm/5M-150-300LED-WS2812B-5050SMD-Strip-Light-5V-12V-Addressable-Strip-Light-W-gS/173308824240?hash=item285a02cab0:m:mQqyKGY9orVswNjfPNx7ZFA" xlink:type="simple">eBay</text:a> 43,68€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20er-Set Kabelführung</text:p>
          </table:table-cell>
          <table:table-cell table:style-name="ce7" office:value-type="string" calcext:value-type="string">
            <text:p><text:a xlink:href="https://www.ebay.de/itm/20-X-Kabelfuhrung-Kabelhalter-selbstklebend-Kabelklemme-Clip-Organiser-Schwarz/142772020251?hash=item213de0241b:m:mpEZaBnDV_8ggkVO_7efs3Q" xlink:type="simple">eBay</text:a></text:p>
          </table:table-cell>
          <table:table-cell table:style-name="ce9" table:formula="of:=2*1.39" office:value-type="currency" office:currency="EUR" office:value="2.78" calcext:value-type="currency">
            <text:p>2,78 €</text:p>
          </table:table-cell>
          <table:table-cell table:style-name="ce7" office:value-type="string" calcext:value-type="string">
            <text:p>2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microUSB Verlängerung</text:p>
          </table:table-cell>
          <table:table-cell table:style-name="ce7" office:value-type="string" calcext:value-type="string">
            <text:p><text:a xlink:href="https://www.ebay.de/itm/Micro-USB-2-0-Typ-B-Stecker-auf-Buchse-M-F-Verlangerung-Extender-Ladekabel-PTY/273207232069?hash=item3f9c6b8645:g:pQcAAOSwnH1WYV1A" xlink:type="simple">eBay</text:a></text:p>
          </table:table-cell>
          <table:table-cell table:style-name="ce9" office:value-type="currency" office:currency="EUR" office:value="12" calcext:value-type="currency">
            <text:p>12,00 €</text:p>
          </table:table-cell>
          <table:table-cell table:style-name="ce7" office:value-type="string" calcext:value-type="string">
            <text:p>1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tzteil</text:p>
          </table:table-cell>
          <table:table-cell table:style-name="ce7" office:value-type="string" calcext:value-type="string">
            <text:p><text:a xlink:href="https://www.ebay.de/itm/352287828009?ul_noapp=true" xlink:type="simple">eBay</text:a></text:p>
          </table:table-cell>
          <table:table-cell table:style-name="ce9" office:value-type="currency" office:currency="EUR" office:value="19.99" calcext:value-type="currency">
            <text:p>19,99 €</text:p>
          </table:table-cell>
          <table:table-cell table:style-name="ce7" office:value-type="string" calcext:value-type="string">
            <text:p>24V, 10A, 3 Ausgänge</text:p>
          </table:table-cell>
          <table:table-cell table:style-name="ce7"/>
          <table:table-cell table:number-columns-repeated="1017"/>
        </table:table-row>
        <table:table-row table:style-name="ro2" table:number-rows-repeated="10">
          <table:table-cell table:style-name="ce4"/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4"/>
          <table:table-cell table:style-name="ce7"/>
          <table:table-cell table:style-name="ce6" office:value-type="string" calcext:value-type="string">
            <text:p>Summe</text:p>
          </table:table-cell>
          <table:table-cell table:style-name="ce10" table:formula="of:=SUM([.D4:.D12])" office:value-type="currency" office:currency="EUR" office:value="268.46" calcext:value-type="currency">
            <text:p>268,46 €</text:p>
          </table:table-cell>
          <table:table-cell table:style-name="ce7" table:number-columns-repeated="2"/>
          <table:table-cell table:number-columns-repeated="1017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1:21:48.344419394</meta:creation-date>
    <dc:date>2018-07-08T15:35:09.095272885</dc:date>
    <meta:editing-duration>PT17H11M10S</meta:editing-duration>
    <meta:editing-cycles>40</meta:editing-cycles>
    <meta:generator>LibreOffice/6.0.5.2$Linux_X86_64 LibreOffice_project/00m0$Build-2</meta:generator>
    <meta:document-statistic meta:table-count="1" meta:cell-count="56" meta:object-count="0"/>
  </office:meta>
</office:document-meta>
</file>